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.417cm" fo:min-width="5.723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66cm" fo:min-width="2.929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39cm" fo:min-width="2.29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6.1cm" fo:min-width="5.72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45cm" fo:min-width="2.675cm"/>
      <style:paragraph-properties style:writing-mode="lr-tb"/>
    </style:style>
    <style:style style:name="gr6" style:family="graphic" style:parent-style-name="Object_20_with_20_no_20_fill_20_and_20_no_20_line"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color="#000000" draw:fill="none" draw:fill-color="#ffffff" fo:min-height="4.19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45cm" fo:min-width="2.421cm"/>
      <style:paragraph-properties style:writing-mode="lr-tb"/>
    </style:style>
    <style:style style:name="gr9" style:family="graphic" style:parent-style-name="standard" style:list-style-name="L1">
      <style:graphic-properties draw:fill-color="#ffffff" draw:textarea-horizontal-align="justify" draw:textarea-vertical-align="top" draw:auto-grow-height="false" fo:min-height="4.068cm" fo:min-width="5.723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color="#000000" draw:fill="none" draw:fill-color="#ffffff" fo:min-height="0.512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000000" draw:fill="none" draw:fill-color="#ffffff" fo:min-height="0.639cm"/>
      <style:paragraph-properties style:writing-mode="lr-tb"/>
    </style:style>
    <style:style style:name="gr12" style:family="graphic" style:parent-style-name="objectwithoutfill">
      <style:graphic-properties svg:stroke-color="#ff0000" draw:marker-end="Arrow" draw:marker-end-width="0.3cm" draw:fill="solid" draw:fill-color="#ff0000"/>
    </style:style>
    <style:style style:name="gr13" style:family="graphic" style:parent-style-name="objectwithoutfill">
      <style:graphic-properties svg:stroke-color="#ff4000" draw:marker-end="Arrow" draw:marker-end-width="0.3cm" draw:fill="solid" draw:fill-color="#ff0000"/>
    </style:style>
    <style:style style:name="gr14" style:family="graphic" style:parent-style-name="objectwithoutfill">
      <style:graphic-properties svg:stroke-color="#ff4000" draw:fill="solid" draw:fill-color="#ff0000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solid" draw:fill-color="#ff0000"/>
    </style:style>
    <style:style style:name="P13" style:family="paragraph"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6.223cm" svg:height="2.667cm" svg:x="1cm" svg:y="1cm">
          <text:p text:style-name="P1">Name</text:p>
          <text:p text:style-name="P1"/>
          <text:p text:style-name="P1">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429cm" svg:height="1.016cm" svg:x="3.794cm" svg:y="1cm">
          <text:p text:style-name="P1">Susa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794cm" svg:height="0.889cm" svg:x="3.794cm" svg:y="2.524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6.223cm" svg:height="2.667cm" svg:x="9.636cm" svg:y="1cm">
          <text:p text:style-name="P1">Name</text:p>
          <text:p text:style-name="P1"/>
          <text:p text:style-name="P1">a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3.429cm" svg:height="1.016cm" svg:x="12.43cm" svg:y="1cm">
          <text:p text:style-name="P1">Sall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2.794cm" svg:height="0.889cm" svg:x="12.43cm" svg:y="2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6.223cm" svg:height="2.667cm" svg:x="18.177cm" svg:y="1cm">
          <text:p text:style-name="P1">Name</text:p>
          <text:p text:style-name="P1"/>
          <text:p text:style-name="P1">a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3.429cm" svg:height="1.016cm" svg:x="20.971cm" svg:y="1cm">
          <text:p text:style-name="P1">Samu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2.794cm" svg:height="0.889cm" svg:x="20.971cm" svg:y="2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measurelines" svg:width="6.223cm" svg:height="6.35cm" svg:x="1cm" svg:y="17.637cm">
          <text:p text:style-name="P4">Susan</text:p>
          <text:p text:style-name="P1"/>
          <text:p text:style-name="P4">Sally</text:p>
          <text:p text:style-name="P4"/>
          <text:p text:style-name="P4">Samuel</text:p>
          <text:p text:style-name="P4"/>
          <text:p text:style-name="P4">linkedLis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3.175cm" svg:height="0.895cm" svg:x="3.821cm" svg:y="17.758cm">
          <text:p text:style-name="P1">10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3.175cm" svg:height="0.895cm" svg:x="3.794cm" svg:y="19.028cm">
          <text:p text:style-name="P1">2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measurelines" svg:width="3.175cm" svg:height="0.895cm" svg:x="3.794cm" svg:y="20.431cm">
          <text:p text:style-name="P1">300</text:p>
          <draw:enhanced-geometry svg:viewBox="0 0 21600 21600" draw:type="rectangle" draw:enhanced-path="M 0 0 L 21600 0 21600 21600 0 21600 0 0 Z N"/>
        </draw:custom-shape>
        <draw:frame draw:style-name="gr6" draw:text-style-name="P5" draw:layer="measurelines" svg:width="5.81cm" svg:height="2.032cm" svg:x="23.987cm" svg:y="12.43cm">
          <draw:text-box>
            <text:p text:style-name="P5"><text:span text:style-name="T1"><text:s/></text:span><text:span text:style-name="T1">Heap</text:span></text:p>
          </draw:text-box>
        </draw:frame>
        <draw:frame draw:style-name="gr7" draw:text-style-name="P7" draw:layer="measurelines" svg:width="3.302cm" svg:height="4.445cm" svg:x="-1.794cm" svg:y="18.653cm">
          <draw:text-box>
            <text:p text:style-name="P6"><text:span text:style-name="T2"><text:s text:c="2"/></text:span></text:p>
            <text:p text:style-name="P6"><text:span text:style-name="T2"><text:s text:c="7"/></text:span><text:span text:style-name="T3">main</text:span></text:p>
          </draw:text-box>
        </draw:frame>
        <draw:custom-shape draw:style-name="gr8" draw:text-style-name="P2" xml:id="id1" draw:id="id1" draw:layer="measurelines" svg:width="2.921cm" svg:height="0.895cm" svg:x="4.048cm" svg:y="21.955cm">
          <text:p text:style-name="P1">7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2" draw:id="id2" draw:layer="measurelines" svg:width="6.223cm" svg:height="4.318cm" svg:x="1cm" svg:y="12.563cm">
          <text:p text:style-name="P4">head</text:p>
          <text:p text:style-name="P1"/>
          <text:p text:style-name="P4">tail</text:p>
          <text:p text:style-name="P4"/>
          <text:p text:style-name="P4">current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3.175cm" svg:height="0.895cm" svg:x="3.794cm" svg:y="12.805cm">
          <text:p text:style-name="P1">40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3.175cm" svg:height="0.895cm" svg:x="3.794cm" svg:y="13.954cm">
          <text:p text:style-name="P1">6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measurelines" svg:width="3.175cm" svg:height="0.895cm" svg:x="3.794cm" svg:y="15.23cm">
          <text:p text:style-name="P1">NULL</text:p>
          <draw:enhanced-geometry svg:viewBox="0 0 21600 21600" draw:type="rectangle" draw:enhanced-path="M 0 0 L 21600 0 21600 21600 0 21600 0 0 Z N"/>
        </draw:custom-shape>
        <draw:frame draw:style-name="gr10" draw:text-style-name="P9" draw:layer="measurelines" svg:width="4.445cm" svg:height="1.195cm" svg:x="2.143cm" svg:y="11.541cm">
          <draw:text-box>
            <text:p><text:s text:c="3"/><text:span text:style-name="T4">700</text:span></text:p>
          </draw:text-box>
        </draw:frame>
        <draw:custom-shape draw:style-name="gr1" draw:text-style-name="P2" draw:layer="measurelines" svg:width="6.223cm" svg:height="2.667cm" svg:x="18.145cm" svg:y="5.826cm">
          <text:p text:style-name="P1">data</text:p>
          <text:p text:style-name="P1"/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3.429cm" svg:height="1.016cm" svg:x="20.939cm" svg:y="6.08cm">
          <text:p text:style-name="P1">3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2.794cm" svg:height="0.889cm" svg:x="20.939cm" svg:y="7.35cm">
          <text:p text:style-name="P1">NULL</text:p>
          <draw:enhanced-geometry svg:viewBox="0 0 21600 21600" draw:type="rectangle" draw:enhanced-path="M 0 0 L 21600 0 21600 21600 0 21600 0 0 Z N"/>
        </draw:custom-shape>
        <draw:frame draw:style-name="gr11" draw:text-style-name="P11" draw:layer="measurelines" svg:width="2.413cm" svg:height="1.119cm" svg:x="18.399cm" svg:y="4.683cm">
          <draw:text-box>
            <text:p text:style-name="P10"><text:span text:style-name="T5">600</text:span></text:p>
          </draw:text-box>
        </draw:frame>
        <draw:line draw:style-name="gr12" draw:text-style-name="P12" draw:layer="measurelines" svg:x1="22.336cm" svg:y1="6.08cm" svg:x2="22.336cm" svg:y2="3.667cm">
          <text:p/>
        </draw:line>
        <draw:connector draw:style-name="gr13" draw:text-style-name="P12" draw:layer="measurelines" draw:line-skew="1.278cm" svg:x1="6.969cm" svg:y1="22.402cm" svg:x2="7.223cm" svg:y2="14.722cm" draw:start-shape="id1" draw:start-glue-point="1" draw:end-shape="id2" svg:d="M6969 22402h2032v-7680h-1778" svg:viewBox="0 0 2033 7681">
          <text:p/>
        </draw:connector>
        <draw:line draw:style-name="gr14" draw:text-style-name="P12" draw:layer="measurelines" svg:x1="6.969cm" svg:y1="14.208cm" svg:x2="23.479cm" svg:y2="14.208cm">
          <text:p/>
        </draw:line>
        <draw:line draw:style-name="gr13" draw:text-style-name="P12" draw:layer="measurelines" svg:x1="23.479cm" svg:y1="14.208cm" svg:x2="23.479cm" svg:y2="8.493cm">
          <text:p/>
        </draw:line>
        <draw:custom-shape draw:style-name="gr3" draw:text-style-name="P2" draw:layer="measurelines" svg:width="2.794cm" svg:height="0.889cm" svg:x="20.94cm" svg:y="7.351cm">
          <text:p text:style-name="P1">NULL</text:p>
          <draw:enhanced-geometry svg:viewBox="0 0 21600 21600" draw:type="rectangle" draw:enhanced-path="M 0 0 L 21600 0 21600 21600 0 21600 0 0 Z N"/>
        </draw:custom-shape>
        <draw:frame draw:style-name="gr11" draw:text-style-name="P11" draw:layer="measurelines" svg:width="2.413cm" svg:height="1.119cm" svg:x="18.4cm" svg:y="4.684cm">
          <draw:text-box>
            <text:p text:style-name="P10"><text:span text:style-name="T5">600</text:span></text:p>
          </draw:text-box>
        </draw:frame>
        <draw:line draw:style-name="gr13" draw:text-style-name="P12" draw:layer="measurelines" svg:x1="23.48cm" svg:y1="14.209cm" svg:x2="23.48cm" svg:y2="8.494cm">
          <text:p/>
        </draw:line>
        <draw:custom-shape draw:style-name="gr1" draw:text-style-name="P2" draw:layer="measurelines" svg:width="6.223cm" svg:height="2.667cm" svg:x="9.636cm" svg:y="5.826cm">
          <text:p text:style-name="P1">data</text:p>
          <text:p text:style-name="P1"/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3.429cm" svg:height="1.016cm" svg:x="12.43cm" svg:y="6.08cm">
          <text:p text:style-name="P1">2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2.794cm" svg:height="0.889cm" svg:x="12.43cm" svg:y="7.35cm">
          <text:p text:style-name="P1">NULL</text:p>
          <draw:enhanced-geometry svg:viewBox="0 0 21600 21600" draw:type="rectangle" draw:enhanced-path="M 0 0 L 21600 0 21600 21600 0 21600 0 0 Z N"/>
        </draw:custom-shape>
        <draw:frame draw:style-name="gr11" draw:text-style-name="P14" draw:layer="measurelines" svg:width="2.413cm" svg:height="1.119cm" svg:x="9.89cm" svg:y="4.683cm">
          <draw:text-box>
            <text:p text:style-name="P13"><text:span text:style-name="T6">500</text:span></text:p>
          </draw:text-box>
        </draw:frame>
        <draw:line draw:style-name="gr12" draw:text-style-name="P12" draw:layer="measurelines" svg:x1="13.827cm" svg:y1="6.08cm" svg:x2="13.827cm" svg:y2="3.667cm">
          <text:p/>
        </draw:line>
        <draw:custom-shape draw:style-name="gr3" draw:text-style-name="P2" draw:layer="measurelines" svg:width="2.794cm" svg:height="0.889cm" svg:x="12.431cm" svg:y="7.351cm">
          <text:p text:style-name="P1">600</text:p>
          <draw:enhanced-geometry svg:viewBox="0 0 21600 21600" draw:type="rectangle" draw:enhanced-path="M 0 0 L 21600 0 21600 21600 0 21600 0 0 Z N"/>
        </draw:custom-shape>
        <draw:line draw:style-name="gr13" draw:text-style-name="P12" draw:layer="measurelines" svg:x1="15.224cm" svg:y1="7.731cm" svg:x2="18.272cm" svg:y2="7.731cm">
          <text:p/>
        </draw:line>
        <draw:custom-shape draw:style-name="gr1" draw:text-style-name="P2" draw:layer="measurelines" svg:width="6.223cm" svg:height="2.667cm" svg:x="1cm" svg:y="5.826cm">
          <text:p text:style-name="P1">data</text:p>
          <text:p text:style-name="P1"/>
          <text:p text:style-name="P1">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3.429cm" svg:height="1.016cm" svg:x="3.794cm" svg:y="6.08cm">
          <text:p text:style-name="P1">1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2.794cm" svg:height="0.889cm" svg:x="3.794cm" svg:y="7.35cm">
          <text:p text:style-name="P1">NULL</text:p>
          <draw:enhanced-geometry svg:viewBox="0 0 21600 21600" draw:type="rectangle" draw:enhanced-path="M 0 0 L 21600 0 21600 21600 0 21600 0 0 Z N"/>
        </draw:custom-shape>
        <draw:frame draw:style-name="gr11" draw:text-style-name="P14" draw:layer="measurelines" svg:width="2.413cm" svg:height="1.119cm" svg:x="1.254cm" svg:y="4.683cm">
          <draw:text-box>
            <text:p text:style-name="P13"><text:span text:style-name="T6">400</text:span></text:p>
          </draw:text-box>
        </draw:frame>
        <draw:custom-shape draw:style-name="gr3" draw:text-style-name="P2" draw:layer="measurelines" svg:width="2.794cm" svg:height="0.889cm" svg:x="3.795cm" svg:y="7.351cm">
          <text:p text:style-name="P1">500</text:p>
          <draw:enhanced-geometry svg:viewBox="0 0 21600 21600" draw:type="rectangle" draw:enhanced-path="M 0 0 L 21600 0 21600 21600 0 21600 0 0 Z N"/>
        </draw:custom-shape>
        <draw:line draw:style-name="gr13" draw:text-style-name="P12" draw:layer="measurelines" svg:x1="5.191cm" svg:y1="12.811cm" svg:x2="5.191cm" svg:y2="8.493cm">
          <text:p/>
        </draw:line>
        <draw:line draw:style-name="gr13" draw:text-style-name="P12" draw:layer="measurelines" svg:x1="5.191cm" svg:y1="6.08cm" svg:x2="5.191cm" svg:y2="3.667cm">
          <text:p/>
        </draw:line>
        <draw:line draw:style-name="gr13" draw:text-style-name="P12" draw:layer="measurelines" svg:x1="6.588cm" svg:y1="7.858cm" svg:x2="9.636cm" svg:y2="7.8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782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08:24:26.000573131</meta:creation-date>
    <dc:date>2020-08-18T11:07:19.367307757</dc:date>
    <meta:editing-duration>PT8M43S</meta:editing-duration>
    <meta:editing-cycles>1</meta:editing-cycles>
    <meta:document-statistic meta:object-count="47"/>
    <meta:generator>LibreOffice/6.4.5.2$Linux_X86_64 LibreOffice_project/40$Build-2</meta:generator>
  </office:meta>
</office:document-meta>
</file>